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422dd"/>
    </style:style>
    <style:style style:name="P3" style:family="paragraph" style:parent-style-name="Standard">
      <style:paragraph-properties fo:break-before="page"/>
      <style:text-properties officeooo:paragraph-rsid="004422dd"/>
    </style:style>
    <style:style style:name="P4" style:family="paragraph" style:parent-style-name="Standard">
      <style:text-properties officeooo:paragraph-rsid="00468b1c"/>
    </style:style>
    <style:style style:name="P5" style:family="paragraph" style:parent-style-name="Standard">
      <style:text-properties fo:font-size="8pt" officeooo:paragraph-rsid="004422dd" style:font-size-asian="8pt" style:font-size-complex="8pt"/>
    </style:style>
    <style:style style:name="P6" style:family="paragraph" style:parent-style-name="Standard">
      <style:text-properties fo:font-size="8pt" officeooo:paragraph-rsid="00468b1c" style:font-size-asian="8pt" style:font-size-complex="8pt"/>
    </style:style>
    <style:style style:name="P7" style:family="paragraph" style:parent-style-name="Standard">
      <style:text-properties officeooo:paragraph-rsid="0047ed7a"/>
    </style:style>
    <style:style style:name="P8" style:family="paragraph" style:parent-style-name="Standard">
      <style:text-properties officeooo:paragraph-rsid="004cac3b"/>
    </style:style>
    <style:style style:name="P9" style:family="paragraph" style:parent-style-name="Standard">
      <style:text-properties officeooo:paragraph-rsid="00540035"/>
    </style:style>
    <style:style style:name="P10" style:family="paragraph" style:parent-style-name="Standard">
      <style:text-properties officeooo:paragraph-rsid="0054b78b"/>
    </style:style>
    <style:style style:name="P11" style:family="paragraph" style:parent-style-name="Standard">
      <style:text-properties officeooo:rsid="0054b78b" officeooo:paragraph-rsid="0054b78b"/>
    </style:style>
    <style:style style:name="P12" style:family="paragraph" style:parent-style-name="Standard">
      <style:text-properties officeooo:paragraph-rsid="005664c1"/>
    </style:style>
    <style:style style:name="P13" style:family="paragraph" style:parent-style-name="Standard">
      <style:text-properties officeooo:paragraph-rsid="0057e255"/>
    </style:style>
    <style:style style:name="P14" style:family="paragraph" style:parent-style-name="Standard">
      <style:text-properties officeooo:rsid="0059aafa" officeooo:paragraph-rsid="0059aafa"/>
    </style:style>
    <style:style style:name="P15" style:family="paragraph" style:parent-style-name="Standard">
      <style:text-properties officeooo:rsid="0059aafa" officeooo:paragraph-rsid="0062eec9"/>
    </style:style>
    <style:style style:name="P16" style:family="paragraph" style:parent-style-name="Standard">
      <style:text-properties officeooo:rsid="005d0a30" officeooo:paragraph-rsid="005d0a30"/>
    </style:style>
    <style:style style:name="P17" style:family="paragraph" style:parent-style-name="Standard">
      <style:text-properties officeooo:rsid="005e52cf" officeooo:paragraph-rsid="005e52cf"/>
    </style:style>
    <style:style style:name="P18" style:family="paragraph" style:parent-style-name="Standard">
      <style:text-properties officeooo:rsid="0062eec9" officeooo:paragraph-rsid="0062eec9"/>
    </style:style>
    <style:style style:name="P19" style:family="paragraph" style:parent-style-name="Standard">
      <style:text-properties officeooo:rsid="00636140" officeooo:paragraph-rsid="00636140"/>
    </style:style>
    <style:style style:name="P20" style:family="paragraph" style:parent-style-name="Standard">
      <style:text-properties officeooo:rsid="00656467" officeooo:paragraph-rsid="00656467"/>
    </style:style>
    <style:style style:name="P21" style:family="paragraph" style:parent-style-name="Standard">
      <style:text-properties officeooo:rsid="006736a8" officeooo:paragraph-rsid="006736a8"/>
    </style:style>
    <style:style style:name="P22" style:family="paragraph" style:parent-style-name="Standard">
      <style:text-properties officeooo:rsid="006799c3" officeooo:paragraph-rsid="006799c3"/>
    </style:style>
    <style:style style:name="P23" style:family="paragraph" style:parent-style-name="Standard">
      <style:text-properties officeooo:rsid="006976bb" officeooo:paragraph-rsid="006976bb"/>
    </style:style>
    <style:style style:name="P24" style:family="paragraph" style:parent-style-name="Standard">
      <style:text-properties fo:font-size="8pt" officeooo:rsid="006d106b" officeooo:paragraph-rsid="006d106b" fo:background-color="#ffff00" style:font-size-asian="8pt" style:font-size-complex="8pt"/>
    </style:style>
    <style:style style:name="P25" style:family="paragraph" style:parent-style-name="Standard">
      <style:text-properties fo:font-size="8pt" officeooo:paragraph-rsid="0047ed7a" fo:background-color="#ffff00" style:font-size-asian="8pt" style:font-size-complex="8pt"/>
    </style:style>
    <style:style style:name="P26" style:family="paragraph" style:parent-style-name="Standard">
      <style:text-properties officeooo:rsid="0054b78b" officeooo:paragraph-rsid="0054b78b"/>
    </style:style>
    <style:style style:name="T1" style:family="text">
      <style:text-properties officeooo:rsid="004422dd"/>
    </style:style>
    <style:style style:name="T2" style:family="text">
      <style:text-properties officeooo:rsid="00457225"/>
    </style:style>
    <style:style style:name="T3" style:family="text">
      <style:text-properties officeooo:rsid="00468b1c"/>
    </style:style>
    <style:style style:name="T4" style:family="text">
      <style:text-properties officeooo:rsid="0046b9bc"/>
    </style:style>
    <style:style style:name="T5" style:family="text">
      <style:text-properties officeooo:rsid="0047ed7a"/>
    </style:style>
    <style:style style:name="T6" style:family="text">
      <style:text-properties officeooo:rsid="004ab09d"/>
    </style:style>
    <style:style style:name="T7" style:family="text">
      <style:text-properties officeooo:rsid="004cac3b"/>
    </style:style>
    <style:style style:name="T8" style:family="text">
      <style:text-properties officeooo:rsid="004ea14b"/>
    </style:style>
    <style:style style:name="T9" style:family="text">
      <style:text-properties officeooo:rsid="004fd64d"/>
    </style:style>
    <style:style style:name="T10" style:family="text">
      <style:text-properties officeooo:rsid="0050fd52"/>
    </style:style>
    <style:style style:name="T11" style:family="text">
      <style:text-properties officeooo:rsid="00517f70"/>
    </style:style>
    <style:style style:name="T12" style:family="text">
      <style:text-properties officeooo:rsid="00535144"/>
    </style:style>
    <style:style style:name="T13" style:family="text">
      <style:text-properties officeooo:rsid="00540035"/>
    </style:style>
    <style:style style:name="T14" style:family="text">
      <style:text-properties officeooo:rsid="0054b78b"/>
    </style:style>
    <style:style style:name="T15" style:family="text">
      <style:text-properties officeooo:rsid="005664c1"/>
    </style:style>
    <style:style style:name="T16" style:family="text">
      <style:text-properties officeooo:rsid="0057e255"/>
    </style:style>
    <style:style style:name="T17" style:family="text">
      <style:text-properties officeooo:rsid="005d0a30"/>
    </style:style>
    <style:style style:name="T18" style:family="text">
      <style:text-properties officeooo:rsid="005e52cf"/>
    </style:style>
    <style:style style:name="T19" style:family="text">
      <style:text-properties officeooo:rsid="005f9a55"/>
    </style:style>
    <style:style style:name="T20" style:family="text">
      <style:text-properties officeooo:rsid="0060b33d"/>
    </style:style>
    <style:style style:name="T21" style:family="text">
      <style:text-properties officeooo:rsid="006202ac"/>
    </style:style>
    <style:style style:name="T22" style:family="text">
      <style:text-properties officeooo:rsid="0062aaec"/>
    </style:style>
    <style:style style:name="T23" style:family="text">
      <style:text-properties officeooo:rsid="0062eec9"/>
    </style:style>
    <style:style style:name="T24" style:family="text">
      <style:text-properties officeooo:rsid="00636140"/>
    </style:style>
    <style:style style:name="T25" style:family="text">
      <style:text-properties officeooo:rsid="00656467"/>
    </style:style>
    <style:style style:name="T26" style:family="text">
      <style:text-properties officeooo:rsid="006736a8"/>
    </style:style>
    <style:style style:name="T27" style:family="text">
      <style:text-properties officeooo:rsid="006976bb"/>
    </style:style>
    <style:style style:name="T28" style:family="text">
      <style:text-properties officeooo:rsid="006a739c"/>
    </style:style>
    <style:style style:name="T29" style:family="text">
      <style:text-properties officeooo:rsid="006b3e14"/>
    </style:style>
    <style:style style:name="T30" style:family="text">
      <style:text-properties officeooo:rsid="006d106b" fo:background-color="#ffff00" loext:char-shading-value="0"/>
    </style:style>
    <style:style style:name="T31" style:family="text">
      <style:text-properties officeooo:rsid="006d4385" fo:background-color="#ffff00" loext:char-shading-value="0"/>
    </style:style>
    <style:style style:name="T32" style:family="text">
      <style:text-properties officeooo:rsid="006e0492" fo:background-color="#ffff00" loext:char-shading-value="0"/>
    </style:style>
    <style:style style:name="T33" style:family="text">
      <style:text-properties officeooo:rsid="006e0492" fo:background-color="#ffff00" loext:char-shading-value="0"/>
    </style:style>
    <style:style style:name="T34" style:family="text">
      <style:text-properties officeooo:rsid="006d4385"/>
    </style:style>
    <style:style style:name="T35" style:family="text">
      <style:text-properties officeooo:rsid="006e0492"/>
    </style:style>
    <style:style style:name="T36" style:family="text">
      <style:text-properties fo:color="#c9211e" loext:opacity="100%" officeooo:rsid="006e0492"/>
    </style:style>
    <style:style style:name="T37" style:family="text">
      <style:text-properties officeooo:rsid="006e58ee"/>
    </style:style>
    <style:style style:name="T38" style:family="text">
      <style:text-properties officeooo:rsid="006fadae"/>
    </style:style>
    <style:style style:name="T39" style:family="text">
      <style:text-properties officeooo:rsid="00704a61"/>
    </style:style>
    <style:style style:name="T40" style:family="text">
      <style:text-properties officeooo:rsid="00705954"/>
    </style:style>
    <style:style style:name="T41" style:family="text">
      <style:text-properties officeooo:rsid="00729971"/>
    </style:style>
    <style:style style:name="T42" style:family="text">
      <style:text-properties officeooo:rsid="0073a687"/>
    </style:style>
    <style:style style:name="T43" style:family="text">
      <style:text-properties officeooo:rsid="00758a4a"/>
    </style:style>
    <style:style style:name="T44" style:family="text">
      <style:text-properties officeooo:rsid="00777933"/>
    </style:style>
    <style:style style:name="T45" style:family="text">
      <style:text-properties officeooo:rsid="0078f0bb"/>
    </style:style>
    <style:style style:name="T46" style:family="text">
      <style:text-properties officeooo:rsid="007b62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forms.</text:p>
      <text:p text:style-name="P1">Example: विदषु<text:span text:style-name="T2">ः</text:span> AblGen Sg Masc/Ntr and Acc Pl Masc of the Perf Act Ptc of √विद् ‘from/of</text:p>
      <text:p text:style-name="P1">one who knows’</text:p>
      <text:p text:style-name="P1"/>
      <text:p text:style-name="P2">१) जुहुवद्भिः → <text:s/>√हु (III<text:span text:style-name="T3">) </text:span><text:span text:style-name="T4">pl, Instr, </text:span><text:span text:style-name="T20">m/n</text:span><text:span text:style-name="T4"> </text:span>→ <text:span text:style-name="T4">возлив</text:span><text:span text:style-name="T5">шими</text:span><text:span text:style-name="T4">, совершив</text:span><text:span text:style-name="T5">шими</text:span><text:span text:style-name="T4"> жертвоприношение</text:span></text:p>
      <text:p text:style-name="P2">२) गरीयांसः → <text:span text:style-name="T4">Nom\Voc, pl, m</text:span> → <text:span text:style-name="T4">более тяжёлы</text:span><text:span text:style-name="T28">е</text:span><text:span text:style-name="T4">, </text:span><text:span text:style-name="T12">более уважаемы</text:span><text:span text:style-name="T28">е</text:span></text:p>
      <text:p text:style-name="P7">३) विद<text:span text:style-name="T1">ुषी</text:span> → √विद् (II<text:span text:style-name="T3">)</text:span> <text:span text:style-name="T5">n, </text:span><text:span text:style-name="T7">du, Nom/Voc/Acc </text:span><text:span text:style-name="T20">\ f, sg, Nom\Voc</text:span>→ <text:span text:style-name="T29">(мудрец)</text:span><text:span text:style-name="T5">знавш</text:span><text:span text:style-name="T7">ие, знавших, </text:span><text:span text:style-name="T20">знающая – </text:span><text:span text:style-name="T30">чаще переводится существительным или настоящим временем</text:span></text:p>
      <text:p text:style-name="P25">√विद् lacks a reduplicative syllable both in the finite perfect forms (–› वेद‘I know’) and in the participles</text:p>
      <text:p text:style-name="P24">Но есть и удвоительная форма</text:p>
      <text:p text:style-name="P4">४) विद्वत्सु → √विद् (II<text:span text:style-name="T3">)</text:span> <text:span text:style-name="T5">m\n, pl, Loc</text:span>→<text:span text:style-name="T5">в </text:span><text:span text:style-name="T10">у</text:span><text:span text:style-name="T5">знавших</text:span> </text:p>
      <text:p text:style-name="P2">५) वरीयसाम् → वर <text:span text:style-name="T6">m/n, </text:span><text:span text:style-name="T21">G</text:span><text:span text:style-name="T6">en, pl</text:span> → <text:span text:style-name="T6">у лучших</text:span><text:span text:style-name="T34">(отборных) (</text:span><text:span text:style-name="T31">другое значенме может быть широкие)</text:span></text:p>
      <text:p text:style-name="P8">६) निन्युषा → √नी (I<text:span text:style-name="T3">)</text:span> <text:span text:style-name="T7">m/n, sg, Inst</text:span>→<text:span text:style-name="T7">ведшего</text:span> </text:p>
      <text:p text:style-name="P2">७) श्रेयोभिः →<text:span text:style-name="T7"> m/n, pl, Instr</text:span> → <text:span text:style-name="T7">лучшими, </text:span><text:span text:style-name="T34">более хорошими</text:span></text:p>
      <text:p text:style-name="P2">८) लिलिखुषि → <text:s/>√लिख् (VI<text:span text:style-name="T3">), </text:span><text:span text:style-name="T8">m/n, sg, Loc</text:span><text:span text:style-name="T3"> </text:span>→ <text:span text:style-name="T8">в написавшем</text:span></text:p>
      <text:p text:style-name="P2">९) चकृवान् → √कृ (VIII<text:span text:style-name="T3">)</text:span> <text:span text:style-name="T9">m, sg, Nom</text:span>→ <text:span text:style-name="T9">сделавший</text:span></text:p>
      <text:p text:style-name="P2">१०) वरीयसी → <text:span text:style-name="T12">n, du, Nom/Voc/Acc </text:span><text:span text:style-name="T35">\ </text:span><text:span text:style-name="T36">еще женск(см. выше)</text:span>→ <text:span text:style-name="T12">два лучших, двух лучших </text:span><text:span text:style-name="T35">(</text:span><text:span text:style-name="T33">или широкая</text:span><text:span text:style-name="T35">)</text:span></text:p>
      <text:p text:style-name="P4">११) विद्वन् → √विद् (II<text:span text:style-name="T3">)</text:span> <text:span text:style-name="T10">m, sg, </text:span><text:span text:style-name="T14">Voc</text:span>→ <text:span text:style-name="T14">о, </text:span><text:span text:style-name="T10">узнавший</text:span></text:p>
      <text:p text:style-name="P4">१२) चक्रुष्याः → √कृ (VIII<text:span text:style-name="T3">)</text:span> <text:span text:style-name="T11">f, </text:span><text:span text:style-name="T12">sg, </text:span><text:span text:style-name="T13">Abl/</text:span><text:span text:style-name="T12">Gen</text:span> → <text:span text:style-name="T13">от(</text:span><text:span text:style-name="T12">у</text:span><text:span text:style-name="T13">)</text:span><text:span text:style-name="T12"> сделавшей</text:span></text:p>
      <text:p text:style-name="P6">The feminine is formed by adding ī-stem endings to the weak participle stem, as in Nom Sg Fem चक्रुषी (ca-kr-uṣ-ī).</text:p>
      <text:p text:style-name="P2">१३) महीयः → <text:span text:style-name="T12">n, sg, Nom/Voc/Acc</text:span> → <text:span text:style-name="T12">более велик</text:span><text:span text:style-name="T35">ое</text:span><text:span text:style-name="T12">, более великого</text:span></text:p>
      <text:p text:style-name="P4">१४) विद्वत् → <text:s/>√विद् (II<text:span text:style-name="T3">) </text:span><text:span text:style-name="T12">n, sg, Nom/Voc/Acc</text:span>→ <text:span text:style-name="T12">узнавшее</text:span></text:p>
      <text:p text:style-name="P2">१५) जहृवांसः → √हृ (I<text:span text:style-name="T4">)</text:span> <text:span text:style-name="T12">m, pl, Nom/Voc</text:span>→ <text:span text:style-name="T12">взявши</text:span><text:span text:style-name="T37">е</text:span></text:p>
      <text:p text:style-name="P2">१६) महीयसोः → <text:s/><text:span text:style-name="T12">m/n, du, Loc/Gen</text:span>→ <text:span text:style-name="T12">в(у) двух более великих</text:span></text:p>
      <text:p text:style-name="P9">१७) श्रेयस्याः → <text:s/><text:span text:style-name="T11">f, </text:span><text:span text:style-name="T12">sg, </text:span><text:span text:style-name="T13">Abl/</text:span><text:span text:style-name="T12">Gen</text:span>→ <text:span text:style-name="T13">от(у) лучшей</text:span></text:p>
      <text:p text:style-name="P5">The feminine adds -ī- to the weak stem and is declined like a regular ī-stem</text:p>
      <text:p text:style-name="P1"/>
      <text:p text:style-name="P1">2) Form the perfect active participle of the following verbs and decline as specified.</text:p>
      <text:p text:style-name="P1"/>
      <text:p text:style-name="P10">a) √विद् (Masc Sg)</text:p>
      <text:p text:style-name="P10"><text:s/><text:span text:style-name="T14">Nom </text:span>विद्व<text:span text:style-name="T14">ा</text:span>न् </text:p>
      <text:p text:style-name="P10"><text:span text:style-name="T14">Voc </text:span>विद्वन् </text:p>
      <text:p text:style-name="P11">Acc विद्वांसम् </text:p>
      <text:p text:style-name="P11">Instr विदुषा </text:p>
      <text:p text:style-name="P11">Dat विदुषे </text:p>
      <text:p text:style-name="P11">Abl/Gen विदुषः</text:p>
      <text:p text:style-name="P11">Loc विदुषि</text:p>
      <text:p text:style-name="P10">b) √बुध् (Fem Sg)</text:p>
      <text:p text:style-name="P10"><text:span text:style-name="T14">Nom ब</text:span><text:span text:style-name="T38">ु</text:span><text:span text:style-name="T14">बुधुषी</text:span> </text:p>
      <text:p text:style-name="P11">Voc बुबुधुषि</text:p>
      <text:p text:style-name="P11">Acc बुबुधुषीम्</text:p>
      <text:p text:style-name="P11">Instr बुबुधुष्या</text:p>
      <text:p text:style-name="P11">Dat बुबुधुष्यै</text:p>
      <text:p text:style-name="P11">Abl बुबुधुष्याः</text:p>
      <text:p text:style-name="P11">Gen बुबुधुष्याः</text:p>
      <text:p text:style-name="P11">Loc बुबुधुष्याम्</text:p>
      <text:p text:style-name="P2"><text:soft-page-break/>c) √भू (Ntr Du)</text:p>
      <text:p text:style-name="P2"><text:span text:style-name="T14">Nom/</text:span><text:span text:style-name="T15">Voc/Acc</text:span><text:span text:style-name="T14"> </text:span>बभूव<text:span text:style-name="T21">ु</text:span><text:span text:style-name="T15">षी</text:span></text:p>
      <text:p text:style-name="P2"><text:span text:style-name="T14">Instr/</text:span><text:span text:style-name="T15">Dat/Abl</text:span><text:span text:style-name="T14"> </text:span>बभूव<text:span text:style-name="T15">द्भ्याम्</text:span></text:p>
      <text:p text:style-name="P2"><text:span text:style-name="T15">Gen/</text:span><text:span text:style-name="T14">Loc </text:span>बभूव<text:span text:style-name="T21">ु</text:span><text:span text:style-name="T15">षोः</text:span></text:p>
      <text:p text:style-name="P2">d) √कृ (Masc Du)</text:p>
      <text:p text:style-name="P12"><text:span text:style-name="T14">Nom/</text:span><text:span text:style-name="T15">Voc/Acc</text:span><text:span text:style-name="T14"> चकृवांसौ</text:span></text:p>
      <text:p text:style-name="P12"><text:span text:style-name="T14">Instr/</text:span><text:span text:style-name="T15">Dat/Abl</text:span><text:span text:style-name="T14"> चकृवद्भ्याम्</text:span></text:p>
      <text:p text:style-name="P12"><text:span text:style-name="T15">Gen/</text:span><text:span text:style-name="T14">Loc चक्रुषोः</text:span></text:p>
      <text:p text:style-name="P12">e) √विद् (Fem Pl)</text:p>
      <text:p text:style-name="P13"><text:span text:style-name="T16">Nom/Voc </text:span>विद<text:span text:style-name="T22">ुष्यः</text:span></text:p>
      <text:p text:style-name="P13"><text:span text:style-name="T16">Acc </text:span>वि<text:span text:style-name="T22">दुषीः</text:span></text:p>
      <text:p text:style-name="P13"><text:span text:style-name="T16">Inst </text:span>विद<text:span text:style-name="T22">ुषी</text:span><text:span text:style-name="T16">भिः</text:span></text:p>
      <text:p text:style-name="P13"><text:span text:style-name="T16">Dat/Abl </text:span>विद<text:span text:style-name="T22">ुषी</text:span><text:span text:style-name="T16">भ्यः</text:span></text:p>
      <text:p text:style-name="P13"><text:span text:style-name="T16">Gen </text:span>विद<text:span text:style-name="T22">ुषी</text:span><text:span text:style-name="T39">णा</text:span><text:span text:style-name="T16">म्</text:span></text:p>
      <text:p text:style-name="P13"><text:span text:style-name="T16">Loc </text:span>विद<text:span text:style-name="T22">ुषी</text:span><text:span text:style-name="T16">षु</text:span></text:p>
      <text:p text:style-name="P2">f) √विश् (Masc Pl)</text:p>
      <text:p text:style-name="P14">Nom/Voc विविश<text:span text:style-name="T23">्</text:span>व<text:span text:style-name="T23">ांसः</text:span></text:p>
      <text:p text:style-name="P14"><text:span text:style-name="T23">Acc</text:span> विविश<text:span text:style-name="T23">ुषः</text:span></text:p>
      <text:p text:style-name="P18">Inst विविश्वद्भिः</text:p>
      <text:p text:style-name="P15">Dat/<text:span text:style-name="T40">Abl</text:span> <text:span text:style-name="T23">विविश्वद्भ्यः</text:span></text:p>
      <text:p text:style-name="P14">AblGen विविशु<text:span text:style-name="T40">षा</text:span><text:span text:style-name="T23">म्</text:span></text:p>
      <text:p text:style-name="P14">Loc विविश<text:span text:style-name="T23">्वत्सु</text:span><text:span text:style-name="T24">`</text:span></text:p>
      <text:p text:style-name="P2"/>
      <text:p text:style-name="P2"/>
      <text:p text:style-name="P2">READING: Bhagavad-Gītā 1.41–7 – Arjuna explains his hesitation to fight</text:p>
      <text:p text:style-name="P2"/>
      <text:p text:style-name="P2">अधर्म-<text:span text:style-name="T17">अ</text:span>भिभवा<text:span text:style-name="T17">त्</text:span> <text:span text:style-name="T17">कृ</text:span>ष्ण प्रद<text:span text:style-name="T17">ु</text:span>ष्यन्ति कुल-स्त्रियः ।</text:p>
      <text:p text:style-name="P16">От победы беззакония, о Кришна, развращаются женщины рода<text:span text:style-name="T41">(благородные)</text:span></text:p>
      <text:p text:style-name="P2">स्त्रीषु द<text:span text:style-name="T1">ु</text:span>ष्टासु वार्ष्णेय जायते वर्ण-संकरः ॥ १-४१॥</text:p>
      <text:p text:style-name="P16"><text:span text:style-name="T41">при</text:span> женщинах развращёных, о Варшнея, возникает смешение варн</text:p>
      <text:p text:style-name="P2">संकर<text:span text:style-name="T17">ः</text:span> नरकाय <text:span text:style-name="T17">ए</text:span>व कुल-घ्नाना<text:span text:style-name="T17">म्</text:span> कुलस्य च ।</text:p>
      <text:p text:style-name="P16">Смешение <text:span text:style-name="T18">к </text:span>аду же<text:span text:style-name="T18">(ведёт)</text:span> разрушителей рода и рода (самого) </text:p>
      <text:p text:style-name="P2">पतन्ति पितर<text:span text:style-name="T17">ः</text:span> ह<text:span text:style-name="T17">ि</text:span> <text:span text:style-name="T17">ए</text:span>षा<text:span text:style-name="T17">म्</text:span> लुप्त-पिण्ड-<text:span text:style-name="T17">उ</text:span>दक-क्रियाः ॥ १-४२॥</text:p>
      <text:p text:style-name="P16"><text:span text:style-name="T18">П</text:span>адают предки ведь их лишённые подношений <text:span text:style-name="T18">риса и воды</text:span></text:p>
      <text:p text:style-name="P2">दोषै<text:span text:style-name="T18">ः</text:span> <text:span text:style-name="T18">ए</text:span>त<text:span text:style-name="T1">ैः</text:span> कुल-घ्नाना<text:span text:style-name="T18">म्</text:span> वर्ण-संकर-कारकै<text:span text:style-name="T1">ः</text:span> ।</text:p>
      <text:p text:style-name="P17"><text:span text:style-name="T42">Благодаря п</text:span>орокам этим, уничтожителей рода, смешение варн делающими</text:p>
      <text:p text:style-name="P2">उत्साद्यन्ते जाति-धर्माः कुल-धर्मा<text:span text:style-name="T18">ः च</text:span> शाश्वताः ॥ १-४३॥</text:p>
      <text:p text:style-name="P17">Разрушаются законы джати и законы рода вечные.</text:p>
      <text:p text:style-name="P3">उत्सन्न-कुल-धर्माणा<text:span text:style-name="T19">म्</text:span> मनुष्याणा<text:span text:style-name="T19">म्</text:span> जनार्दन ।</text:p>
      <text:p text:style-name="P19"><text:span text:style-name="T43">для </text:span>людей с разрушенными родовыми ценностями, о Джанардана</text:p>
      <text:p text:style-name="P2">नरके <text:span text:style-name="T19">अ</text:span>नियत<text:span text:style-name="T19">म्</text:span> वास<text:span text:style-name="T19">ः</text:span> भवत<text:span text:style-name="T19">ि</text:span> <text:span text:style-name="T19">इ</text:span>त<text:span text:style-name="T19">ि</text:span> <text:span text:style-name="T19">अ</text:span>नुशुश्<text:span text:style-name="T1">रुम</text:span> ॥ १-४४॥</text:p>
      <text:p text:style-name="P22">В аду бесконечное пребывание бывает – так мы слышали</text:p>
      <text:p text:style-name="P2">अहो बत मह<text:span text:style-name="T25">त्</text:span> <text:span text:style-name="T25">पा</text:span>प<text:span text:style-name="T25">म्</text:span> कर्तु<text:span text:style-name="T25">म्</text:span> व्यवसिता<text:span text:style-name="T25">ः</text:span> वयम् ।</text:p>
      <text:p text:style-name="P20">Ох, большое злодеяние совершить решили мы</text:p>
      <text:p text:style-name="P2">य<text:span text:style-name="T25">त्</text:span> <text:span text:style-name="T25">र</text:span>ज्य-सुख-लोभेन हन्तु<text:span text:style-name="T25">म्</text:span> स्वजनम<text:span text:style-name="T25">्</text:span> <text:span text:style-name="T25">उ</text:span>द्यताः ॥ १-४५॥</text:p>
      <text:p text:style-name="P20">Что царства-удовольствия-желанием убить родных готовые </text:p>
      <text:p text:style-name="P20">यदि माम<text:span text:style-name="T27">्</text:span> <text:span text:style-name="T27">अ</text:span>प्रतीकारम<text:span text:style-name="T27">्</text:span> <text:span text:style-name="T27">अ</text:span>शस्त्र<text:span text:style-name="T27">म्</text:span> शस्त्र-पाणयः</text:p>
      <text:p text:style-name="P23">Если меня несопротивляющегося, безоружного с оружием в руках</text:p>
      <text:p text:style-name="P2">धार्तराष्ट्रा<text:span text:style-name="T26">ः</text:span> रणे हन्यु<text:span text:style-name="T26">ः</text:span> <text:span text:style-name="T26">तत् मे</text:span> क्षेमतर<text:span text:style-name="T44">म्</text:span> भवेत् ॥ १-४६॥</text:p>
      <text:p text:style-name="P21">Сыны Дхритераштры в битве убьют то мне лучше будет</text:p>
      <text:p text:style-name="P2">एवम<text:span text:style-name="T26">्</text:span> <text:span text:style-name="T26">उ</text:span>क्त्वा <text:span text:style-name="T26">अ</text:span>र्जुनः संख्ये रथ-<text:span text:style-name="T26">उ</text:span>पस्थ<text:span text:style-name="T26">े</text:span> उपाविशत् ।</text:p>
      <text:p text:style-name="P21"><text:span text:style-name="T46">Так(таким образом)</text:span> сказав, Арджуна на поле битвы колесницы середину<text:span text:style-name="T45">(сидение)</text:span> сел</text:p>
      <text:p text:style-name="P2">विसृज्य सशर<text:span text:style-name="T26">म्</text:span> चाप<text:span text:style-name="T26">म्</text:span> शोक-संविग्न-मानसः ॥ १-४७॥</text:p>
      <text:p text:style-name="P21">Опустив со стрелами лук со скорбью потрясённым разумом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21T18:53:44.016648455</dc:date>
    <meta:editing-duration>P2DT16H3M47S</meta:editing-duration>
    <meta:editing-cycles>101</meta:editing-cycles>
    <meta:generator>LibreOffice/24.2.7.2$Linux_X86_64 LibreOffice_project/420$Build-2</meta:generator>
    <meta:document-statistic meta:table-count="0" meta:image-count="0" meta:object-count="0" meta:page-count="3" meta:paragraph-count="93" meta:word-count="593" meta:character-count="3270" meta:non-whitespace-character-count="2753"/>
  </office:meta>
</office:document-meta>
</file>